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office:value-type="string">
            <text:p><text:a xlink:href="http://agents.ebrokercenter.com/#lead/edit/20160211144116-ugMXllHB-mFsPi1vA">Myrna Woodard</text:a></text:p>
          </table:table-cell>
          <table:table-cell office:value-type="date" office:date-value="2016-02-11">
            <text:p>02/11/16</text:p>
          </table:table-cell>
          <table:table-cell office:value-type="date" office:date-value="2016-02-19">
            <text:p>02/19/16</text:p>
          </table:table-cell>
          <table:table-cell office:value-type="date" office:date-value="2016-02-11" table:number-columns-spanned="2" table:number-rows-spanned="1">
            <text:p>02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34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unatta Golden </text:a></text:p>
          </table:table-cell>
          <table:covered-table-cell/>
          <table:table-cell office:value-type="string">
            <text:p><text:a xlink:href="http://agents.ebrokercenter.com/#">Brian White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1135951-1bmCLVNE-EMVHNKC3">Kizzy Merritt</text:a></text:p>
          </table:table-cell>
          <table:table-cell office:value-type="date" office:date-value="2016-02-11">
            <text:p>02/11/16</text:p>
          </table:table-cell>
          <table:table-cell office:value-type="date" office:date-value="2016-02-29">
            <text:p>02/29/16</text:p>
          </table:table-cell>
          <table:table-cell office:value-type="date" office:date-value="2016-02-26" table:number-columns-spanned="2" table:number-rows-spanned="1">
            <text:p>02/26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77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ravis Jones </text:a></text:p>
          </table:table-cell>
          <table:covered-table-cell/>
          <table:table-cell office:value-type="string">
            <text:p><text:a xlink:href="http://agents.ebrokercenter.com/#">Brian White</text:a>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1123205-Zy5FzApi-BVN46EPF">Ethel Tate</text:a></text:p>
          </table:table-cell>
          <table:table-cell office:value-type="date" office:date-value="2016-02-11">
            <text:p>02/11/16</text:p>
          </table:table-cell>
          <table:table-cell office:value-type="date" office:date-value="2016-02-24">
            <text:p>02/24/16</text:p>
          </table:table-cell>
          <table:table-cell office:value-type="date" office:date-value="2016-02-24" table:number-columns-spanned="2" table:number-rows-spanned="1">
            <text:p>02/24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83F035683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yan Mcfarlin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284">
            <text:p>28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23951-FDH7qx6h-oyePhxL4">Josue Yepez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26">
            <text:p>02/26/16</text:p>
          </table:table-cell>
          <table:table-cell office:value-type="date" office:date-value="2016-02-26" table:number-columns-spanned="2" table:number-rows-spanned="1">
            <text:p>02/26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70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Beverley Richardson </text:a></text:p>
          </table:table-cell>
          <table:covered-table-cell/>
          <table:table-cell office:value-type="string">
            <text:p><text:a xlink:href="http://agents.ebrokercenter.com/#">Katt Luna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31319-AqXZItoW-z8olgRs2">Adriana Grier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24">
            <text:p>02/24/16</text:p>
          </table:table-cell>
          <table:table-cell office:value-type="date" office:date-value="2016-02-11" table:number-columns-spanned="2" table:number-rows-spanned="1">
            <text:p>02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66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Elizabeth Ruiz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01837-tZJPRgXT-HaNNHdIg">Daniel Rice </text:a></text:p>
          </table:table-cell>
          <table:table-cell table:number-columns-repeated="2" office:value-type="date" office:date-value="2016-02-10">
            <text:p>02/10/16</text:p>
          </table:table-cell>
          <table:table-cell office:value-type="date" office:date-value="2016-02-10" table:number-columns-spanned="2" table:number-rows-spanned="1">
            <text:p>02/1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07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Alejandro Rodriguez </text:a></text:p>
          </table:table-cell>
          <table:covered-table-cell/>
          <table:table-cell office:value-type="string">
            <text:p><text:a xlink:href="http://agents.ebrokercenter.com/#">Steven Reyes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04016-UEYAyI8Z-2zLZmar9">Manuela Galde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17">
            <text:p>02/17/16</text:p>
          </table:table-cell>
          <table:table-cell office:value-type="date" office:date-value="2016-02-17" table:number-columns-spanned="2" table:number-rows-spanned="1">
            <text:p>02/17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FEB17TH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arles Mendoza </text:a></text:p>
          </table:table-cell>
          <table:covered-table-cell/>
          <table:table-cell office:value-type="string">
            <text:p><text:a xlink:href="http://agents.ebrokercenter.com/#">Patricia Ponce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095206-aPSCJg2T-58LMyTH2">Jamie Trent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12">
            <text:p>02/12/16</text:p>
          </table:table-cell>
          <table:table-cell office:value-type="date" office:date-value="2016-02-12" table:number-columns-spanned="2" table:number-rows-spanned="1">
            <text:p>02/12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96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uben Hurtado </text:a></text:p>
          </table:table-cell>
          <table:covered-table-cell/>
          <table:table-cell office:value-type="string">
            <text:p><text:a xlink:href="http://agents.ebrokercenter.com/#">Matthew Bosah</text:a></text:p>
          </table:table-cell>
          <table:table-cell office:value-type="float" office:value="67">
            <text:p>6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02028-vEpf2F8T-h12YrrTk">Jonathan Contreras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11">
            <text:p>02/11/16</text:p>
          </table:table-cell>
          <table:table-cell office:value-type="date" office:date-value="2016-02-11" table:number-columns-spanned="2" table:number-rows-spanned="1">
            <text:p>02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09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ess Schlenker </text:a></text:p>
          </table:table-cell>
          <table:covered-table-cell/>
          <table:table-cell office:value-type="string">
            <text:p><text:a xlink:href="http://agents.ebrokercenter.com/#">Crystal Gonzalez</text:a>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080914-MHhyg6xs-LR98jAlY">Yon'ferek Harrison</text:a></text:p>
          </table:table-cell>
          <table:table-cell table:number-columns-repeated="2" office:value-type="date" office:date-value="2016-02-10">
            <text:p>02/10/16</text:p>
          </table:table-cell>
          <table:table-cell office:value-type="date" office:date-value="2016-02-10" table:number-columns-spanned="2" table:number-rows-spanned="1">
            <text:p>02/1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73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onique Blackmon </text:a></text:p>
          </table:table-cell>
          <table:covered-table-cell/>
          <table:table-cell office:value-type="string">
            <text:p><text:a xlink:href="http://agents.ebrokercenter.com/#">Marlon Galapin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54433-BtBfpDSx-spBDpW7P">Ella Lawrence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2-25">
            <text:p>02/25/16</text:p>
          </table:table-cell>
          <table:table-cell office:value-type="date" office:date-value="2016-02-25" table:number-columns-spanned="2" table:number-rows-spanned="1">
            <text:p>02/2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72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Beverley Richardson </text:a></text:p>
          </table:table-cell>
          <table:covered-table-cell/>
          <table:table-cell office:value-type="string">
            <text:p><text:a xlink:href="http://agents.ebrokercenter.com/#">Isaiah Vasquez</text:a></text:p>
          </table:table-cell>
          <table:table-cell office:value-type="float" office:value="108">
            <text:p>10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44334-favZHhUQ-ajUKsKzp">Christina Swansiger</text:a></text:p>
          </table:table-cell>
          <table:table-cell table:number-columns-repeated="2" office:value-type="date" office:date-value="2016-02-09">
            <text:p>02/09/16</text:p>
          </table:table-cell>
          <table:table-cell office:value-type="date" office:date-value="2016-02-09" table:number-columns-spanned="2" table:number-rows-spanned="1">
            <text:p>02/0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7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yan Mcfarlin </text:a></text:p>
          </table:table-cell>
          <table:covered-table-cell/>
          <table:table-cell office:value-type="string">
            <text:p><text:a xlink:href="http://agents.ebrokercenter.com/#">Javier Castro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42952-WncJ7AwT-kyrZGdap">Lucas Watson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2-19">
            <text:p>02/19/16</text:p>
          </table:table-cell>
          <table:table-cell office:value-type="date" office:date-value="2016-02-19" table:number-columns-spanned="2" table:number-rows-spanned="1">
            <text:p>02/1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58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unatta Golden </text:a></text:p>
          </table:table-cell>
          <table:covered-table-cell/>
          <table:table-cell office:value-type="string">
            <text:p><text:a xlink:href="http://agents.ebrokercenter.com/#">Ande Spencer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22442-OuTX1MMW-cRy62p8C">Michael Morrison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2-22">
            <text:p>02/22/16</text:p>
          </table:table-cell>
          <table:table-cell office:value-type="date" office:date-value="2016-02-10" table:number-columns-spanned="2" table:number-rows-spanned="1">
            <text:p>02/1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61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Beverley Richardson </text:a></text:p>
          </table:table-cell>
          <table:covered-table-cell/>
          <table:table-cell office:value-type="string">
            <text:p><text:a xlink:href="http://agents.ebrokercenter.com/#">Alonzo Young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01000-vYaVgi4V-mH7pHP4E">Lisa Ventress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2-16">
            <text:p>02/16/16</text:p>
          </table:table-cell>
          <table:table-cell office:value-type="date" office:date-value="2016-02-09" table:number-columns-spanned="2" table:number-rows-spanned="1">
            <text:p>02/0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03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Canada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093536-SxcCEffm-jZNrRf63">Todd Pettiford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3-11">
            <text:p>03/11/16</text:p>
          </table:table-cell>
          <table:table-cell office:value-type="date" office:date-value="2016-03-11" table:number-columns-spanned="2" table:number-rows-spanned="1">
            <text:p>03/11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83F035676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arles Mendoza </text:a></text:p>
          </table:table-cell>
          <table:covered-table-cell/>
          <table:table-cell office:value-type="string">
            <text:p><text:a xlink:href="http://agents.ebrokercenter.com/#">Zachary Kabir</text:a>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9140308-C8LGedZm-nblzz6t2">Jessie Woolsey</text:a></text:p>
          </table:table-cell>
          <table:table-cell office:value-type="date" office:date-value="2016-01-30">
            <text:p>01/30/16</text:p>
          </table:table-cell>
          <table:table-cell office:value-type="date" office:date-value="2016-02-25">
            <text:p>02/25/16</text:p>
          </table:table-cell>
          <table:table-cell office:value-type="date" office:date-value="2016-02-25" table:number-columns-spanned="2" table:number-rows-spanned="1">
            <text:p>02/2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4" office:value-type="float" office:value="737465645003" table:number-columns-spanned="2" table:number-rows-spanned="1">
            <text:p>737465645003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ravis Jones </text:a></text:p>
          </table:table-cell>
          <table:covered-table-cell/>
          <table:table-cell office:value-type="string">
            <text:p><text:a xlink:href="http://agents.ebrokercenter.com/#">Brian White</text:a>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9191214-GBnuQHen-D0DcrHxy">Kiana Vasquez</text:a></text:p>
          </table:table-cell>
          <table:table-cell office:value-type="date" office:date-value="2016-01-29">
            <text:p>01/29/16</text:p>
          </table:table-cell>
          <table:table-cell office:value-type="date" office:date-value="2016-02-18">
            <text:p>02/18/16</text:p>
          </table:table-cell>
          <table:table-cell office:value-type="date" office:date-value="2016-01-30" table:number-columns-spanned="2" table:number-rows-spanned="1">
            <text:p>01/3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20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yan Mcfarlin </text:a></text:p>
          </table:table-cell>
          <table:covered-table-cell/>
          <table:table-cell office:value-type="string">
            <text:p><text:a xlink:href="http://agents.ebrokercenter.com/#">Gia Gonzalez</text:a></text:p>
          </table:table-cell>
          <table:table-cell office:value-type="float" office:value="88">
            <text:p>8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9092642-1Ivm2NuJ-rbDswB4P">Savannah Butler</text:a></text:p>
          </table:table-cell>
          <table:table-cell office:value-type="date" office:date-value="2016-01-29">
            <text:p>01/29/16</text:p>
          </table:table-cell>
          <table:table-cell office:value-type="date" office:date-value="2016-02-19">
            <text:p>02/19/16</text:p>
          </table:table-cell>
          <table:table-cell office:value-type="date" office:date-value="2016-01-29" table:number-columns-spanned="2" table:number-rows-spanned="1">
            <text:p>01/2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49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unatta Golden </text:a></text:p>
          </table:table-cell>
          <table:covered-table-cell/>
          <table:table-cell office:value-type="string">
            <text:p><text:a xlink:href="http://agents.ebrokercenter.com/#">Darrell Robinson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agents.ebrokercenter.com/#lead/edit/20160127170033-YAyfK8YO-lJTFn2hW">Larue Hayes </text:a></text:p>
          </table:table-cell>
          <table:table-cell office:value-type="date" office:date-value="2016-01-27">
            <text:p>01/27/16</text:p>
          </table:table-cell>
          <table:table-cell office:value-type="date" office:date-value="2016-02-11">
            <text:p>02/11/16</text:p>
          </table:table-cell>
          <table:table-cell office:value-type="date" office:date-value="2016-01-30" table:number-columns-spanned="2" table:number-rows-spanned="1">
            <text:p>01/3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48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aneisha Harri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7160208-9rJPARdQ-TWtTX23H">Stephen Henneigh</text:a></text:p>
          </table:table-cell>
          <table:table-cell office:value-type="date" office:date-value="2016-01-27">
            <text:p>01/27/16</text:p>
          </table:table-cell>
          <table:table-cell office:value-type="date" office:date-value="2016-02-11">
            <text:p>02/11/16</text:p>
          </table:table-cell>
          <table:table-cell office:value-type="date" office:date-value="2016-01-27" table:number-columns-spanned="2" table:number-rows-spanned="1">
            <text:p>01/27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49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7102005-Zdl5RO17-nDpSw077">Maria Carmona</text:a></text:p>
          </table:table-cell>
          <table:table-cell office:value-type="date" office:date-value="2016-01-27">
            <text:p>01/27/16</text:p>
          </table:table-cell>
          <table:table-cell office:value-type="date" office:date-value="2016-02-11">
            <text:p>02/11/16</text:p>
          </table:table-cell>
          <table:table-cell office:value-type="date" office:date-value="2016-01-27" table:number-columns-spanned="2" table:number-rows-spanned="1">
            <text:p>01/27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50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Accident 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Mina Thomas</text:a>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6145153-02o05KMz-JNkzTqTv">Lorenzo Simmons</text:a></text:p>
          </table:table-cell>
          <table:table-cell office:value-type="date" office:date-value="2016-01-26">
            <text:p>01/26/16</text:p>
          </table:table-cell>
          <table:table-cell office:value-type="date" office:date-value="2016-02-11">
            <text:p>02/11/16</text:p>
          </table:table-cell>
          <table:table-cell office:value-type="date" office:date-value="2016-01-26" table:number-columns-spanned="2" table:number-rows-spanned="1">
            <text:p>01/26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51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aneisha Harri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6104516-2cQ3nho9-35qMkN2v">Rosa Sanchez</text:a></text:p>
          </table:table-cell>
          <table:table-cell office:value-type="date" office:date-value="2016-01-26">
            <text:p>01/26/16</text:p>
          </table:table-cell>
          <table:table-cell office:value-type="date" office:date-value="2016-02-12">
            <text:p>02/12/16</text:p>
          </table:table-cell>
          <table:table-cell office:value-type="date" office:date-value="2016-02-19" table:number-columns-spanned="2" table:number-rows-spanned="1">
            <text:p>02/19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83F035554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ravis Jones </text:a></text:p>
          </table:table-cell>
          <table:covered-table-cell/>
          <table:table-cell office:value-type="string">
            <text:p><text:a xlink:href="http://agents.ebrokercenter.com/#">John Buchanan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5162457-wVttS14f-tRF1wp2g">Randy Shoun</text:a></text:p>
          </table:table-cell>
          <table:table-cell office:value-type="date" office:date-value="2016-01-25">
            <text:p>01/25/16</text:p>
          </table:table-cell>
          <table:table-cell office:value-type="date" office:date-value="2016-02-12">
            <text:p>02/12/16</text:p>
          </table:table-cell>
          <table:table-cell office:value-type="date" office:date-value="2016-02-02" table:number-columns-spanned="2" table:number-rows-spanned="1">
            <text:p>02/02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55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oxanne Pearson </text:a></text:p>
          </table:table-cell>
          <table:covered-table-cell/>
          <table:table-cell office:value-type="string">
            <text:p><text:a xlink:href="http://agents.ebrokercenter.com/#">Marlon Galapin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1151426-RtUjeq6Z-NJI9Rjz7">Jamie Williams </text:a></text:p>
          </table:table-cell>
          <table:table-cell office:value-type="date" office:date-value="2016-01-21">
            <text:p>01/21/16</text:p>
          </table:table-cell>
          <table:table-cell office:value-type="date" office:date-value="2016-02-08">
            <text:p>02/08/16</text:p>
          </table:table-cell>
          <table:table-cell office:value-type="date" office:date-value="2016-02-08" table:number-columns-spanned="2" table:number-rows-spanned="1">
            <text:p>02/08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83F035698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0084853-ni43asjT-9zKSwRJa">Brian Hetzel</text:a></text:p>
          </table:table-cell>
          <table:table-cell office:value-type="date" office:date-value="2016-01-21">
            <text:p>01/21/16</text:p>
          </table:table-cell>
          <table:table-cell office:value-type="date" office:date-value="2016-02-19">
            <text:p>02/19/16</text:p>
          </table:table-cell>
          <table:table-cell office:value-type="date" office:date-value="2016-01-21" table:number-columns-spanned="2" table:number-rows-spanned="1">
            <text:p>01/2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50. 83F035655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agents.ebrokercenter.com/#lead/edit/20160120104811-BhZUyD8Y-9d9r1W0S">Alan Shepard</text:a></text:p>
          </table:table-cell>
          <table:table-cell table:number-columns-repeated="2" office:value-type="date" office:date-value="2016-01-20">
            <text:p>01/20/16</text:p>
          </table:table-cell>
          <table:table-cell office:value-type="date" office:date-value="2016-01-20" table:number-columns-spanned="2" table:number-rows-spanned="1">
            <text:p>01/2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69. new one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eland Miller </text:a></text:p>
          </table:table-cell>
          <table:covered-table-cell/>
          <table:table-cell office:value-type="string">
            <text:p><text:a xlink:href="http://agents.ebrokercenter.com/#">Darrell Robinson</text:a></text:p>
          </table:table-cell>
          <table:table-cell office:value-type="float" office:value="188">
            <text:p>18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8080928-TO8xKMkO-WZknXtwO">D'keitha Harris</text:a></text:p>
          </table:table-cell>
          <table:table-cell office:value-type="date" office:date-value="2016-01-18">
            <text:p>01/18/16</text:p>
          </table:table-cell>
          <table:table-cell office:value-type="date" office:date-value="2016-02-18">
            <text:p>02/18/16</text:p>
          </table:table-cell>
          <table:table-cell office:value-type="date" office:date-value="2016-01-25" table:number-columns-spanned="2" table:number-rows-spanned="1">
            <text:p>01/2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27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8092526-2qaOCQ1x-oB3c9lx3">Ricky Williams</text:a></text:p>
          </table:table-cell>
          <table:table-cell table:number-columns-repeated="2" office:value-type="date" office:date-value="2016-01-18">
            <text:p>01/18/16</text:p>
          </table:table-cell>
          <table:table-cell office:value-type="date" office:date-value="2016-02-05" table:number-columns-spanned="2" table:number-rows-spanned="1">
            <text:p>02/0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72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Gia Gonzalez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3092121-7LfxKcHD-P8MTvOb2">Datreiz Harris</text:a></text:p>
          </table:table-cell>
          <table:table-cell office:value-type="date" office:date-value="2016-01-13">
            <text:p>01/13/16</text:p>
          </table:table-cell>
          <table:table-cell office:value-type="date" office:date-value="2016-02-16">
            <text:p>02/16/16</text:p>
          </table:table-cell>
          <table:table-cell office:value-type="date" office:date-value="2016-01-13" table:number-columns-spanned="2" table:number-rows-spanned="1">
            <text:p>01/13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95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ani Flanagan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2091847-CNRkli5M-btXtyOk0">Sharichie Myers</text:a></text:p>
          </table:table-cell>
          <table:table-cell office:value-type="date" office:date-value="2016-01-12">
            <text:p>01/12/16</text:p>
          </table:table-cell>
          <table:table-cell office:value-type="date" office:date-value="2016-02-16">
            <text:p>02/16/16</text:p>
          </table:table-cell>
          <table:table-cell office:value-type="date" office:date-value="2016-01-29" table:number-columns-spanned="2" table:number-rows-spanned="1">
            <text:p>01/2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99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Matthew Bosah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1155605-EQjUaT26-28cs3kN0">Tyler Bonnin</text:a></text:p>
          </table:table-cell>
          <table:table-cell office:value-type="date" office:date-value="2016-01-11">
            <text:p>01/11/16</text:p>
          </table:table-cell>
          <table:table-cell office:value-type="date" office:date-value="2016-02-18">
            <text:p>02/18/16</text:p>
          </table:table-cell>
          <table:table-cell office:value-type="date" office:date-value="2016-02-02" table:number-columns-spanned="2" table:number-rows-spanned="1">
            <text:p>02/02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28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John Lacroix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1113630-0rTNuwAI-oE50LO8l">Mellisa Shively</text:a></text:p>
          </table:table-cell>
          <table:table-cell office:value-type="date" office:date-value="2016-01-11">
            <text:p>01/11/16</text:p>
          </table:table-cell>
          <table:table-cell office:value-type="date" office:date-value="2016-02-18">
            <text:p>02/18/16</text:p>
          </table:table-cell>
          <table:table-cell office:value-type="date" office:date-value="2016-01-22" table:number-columns-spanned="2" table:number-rows-spanned="1">
            <text:p>01/22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30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1091750-TGTo1yMw-Uax6JOL2">James Blanton </text:a></text:p>
          </table:table-cell>
          <table:table-cell office:value-type="date" office:date-value="2016-01-11">
            <text:p>01/11/16</text:p>
          </table:table-cell>
          <table:table-cell office:value-type="date" office:date-value="2016-01-29">
            <text:p>01/29/16</text:p>
          </table:table-cell>
          <table:table-cell office:value-type="date" office:date-value="2016-01-29" table:number-columns-spanned="2" table:number-rows-spanned="1">
            <text:p>01/2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556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88">
            <text:p>8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8132509-XElwApd3-c6tN9GSs">Jorge Marroquin</text:a></text:p>
          </table:table-cell>
          <table:table-cell office:value-type="date" office:date-value="2016-01-08">
            <text:p>01/08/16</text:p>
          </table:table-cell>
          <table:table-cell office:value-type="date" office:date-value="2016-02-19">
            <text:p>02/19/16</text:p>
          </table:table-cell>
          <table:table-cell office:value-type="date" office:date-value="2016-01-08" table:number-columns-spanned="2" table:number-rows-spanned="1">
            <text:p>01/08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3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onique Blackmon </text:a></text:p>
          </table:table-cell>
          <table:covered-table-cell/>
          <table:table-cell office:value-type="string">
            <text:p><text:a xlink:href="http://agents.ebrokercenter.com/#">Brian White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8112116-zW3gFadi-jtjBv1OP">Carol Miller</text:a></text:p>
          </table:table-cell>
          <table:table-cell office:value-type="date" office:date-value="2016-01-08">
            <text:p>01/08/16</text:p>
          </table:table-cell>
          <table:table-cell office:value-type="date" office:date-value="2016-02-18">
            <text:p>02/18/16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83F035626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yne Aguilar (Inactive)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8093648-fYie1neN-uW8Uo38D">Patricia Golden</text:a></text:p>
          </table:table-cell>
          <table:table-cell office:value-type="date" office:date-value="2016-01-08">
            <text:p>01/08/16</text:p>
          </table:table-cell>
          <table:table-cell office:value-type="date" office:date-value="2016-02-19">
            <text:p>02/19/16</text:p>
          </table:table-cell>
          <table:table-cell office:value-type="date" office:date-value="2016-01-08" table:number-columns-spanned="2" table:number-rows-spanned="1">
            <text:p>01/08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83F035644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315">
            <text:p>3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7130640-IOlbXlsl-cUVLz5YP">Theresa Rachal</text:a></text:p>
          </table:table-cell>
          <table:table-cell office:value-type="date" office:date-value="2016-01-07">
            <text:p>01/07/16</text:p>
          </table:table-cell>
          <table:table-cell office:value-type="date" office:date-value="2016-02-19">
            <text:p>02/19/16</text:p>
          </table:table-cell>
          <table:table-cell office:value-type="date" office:date-value="2016-01-07" table:number-columns-spanned="2" table:number-rows-spanned="1">
            <text:p>01/07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45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ristian Ross (Inactive)</text:a></text:p>
          </table:table-cell>
          <table:covered-table-cell/>
          <table:table-cell office:value-type="string">
            <text:p><text:a xlink:href="http://agents.ebrokercenter.com/#">Brian White</text:a></text:p>
          </table:table-cell>
          <table:table-cell office:value-type="float" office:value="304">
            <text:p>30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7135257-FPPwUOKq-VU14pnvZ">Marie Cicchillo</text:a></text:p>
          </table:table-cell>
          <table:table-cell table:number-columns-repeated="2" office:value-type="date" office:date-value="2016-01-07">
            <text:p>01/07/16</text:p>
          </table:table-cell>
          <table:table-cell office:value-type="date" office:date-value="2016-01-07" table:number-columns-spanned="2" table:number-rows-spanned="1">
            <text:p>01/07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4938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6154456-ZiR5CheD-7ADKsKEr">Jody Jones </text:a></text:p>
          </table:table-cell>
          <table:table-cell office:value-type="date" office:date-value="2016-01-06">
            <text:p>01/06/16</text:p>
          </table:table-cell>
          <table:table-cell office:value-type="date" office:date-value="2016-02-19">
            <text:p>02/19/16</text:p>
          </table:table-cell>
          <table:table-cell office:value-type="date" office:date-value="2016-01-06" table:number-columns-spanned="2" table:number-rows-spanned="1">
            <text:p>01/06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46.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52703-22efehVV-YZj3FpiT">Carisha Jackson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2-22">
            <text:p>02/22/16</text:p>
          </table:table-cell>
          <table:table-cell office:value-type="date" office:date-value="2016-01-11" table:number-columns-spanned="2" table:number-rows-spanned="1">
            <text:p>01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62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c2003a01-3826-0513-018f-55158546cb41">Andrew Mc Corkle</text:a></text:p>
          </table:table-cell>
          <table:table-cell table:number-columns-repeated="2" office:value-type="date" office:date-value="2015-03-27">
            <text:p>03/27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4" office:value-type="float" office:value="453597430003" table:number-columns-spanned="2" table:number-rows-spanned="1">
            <text:p>453597430003</text:p>
          </table:table-cell>
          <table:covered-table-cell table:style-name="ce5"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anet Jones - Af (Inactive)</text:a></text:p>
          </table:table-cell>
          <table:covered-table-cell/>
          <table:table-cell office:value-type="string">
            <text:p><text:a xlink:href="http://agents.ebrokercenter.com/#">Dale Vanwagner - Af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630a6f55-3e5d-3ede-86f8-55133e591769">Doug Wiberg</text:a></text:p>
          </table:table-cell>
          <table:table-cell table:number-columns-repeated="2" office:value-type="date" office:date-value="2015-03-26">
            <text:p>03/26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4" office:value-type="float" office:value="452884450003" table:number-columns-spanned="2" table:number-rows-spanned="1">
            <text:p>452884450003</text:p>
          </table:table-cell>
          <table:covered-table-cell table:style-name="ce5"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Persia Jones - Af (Inactive)</text:a></text:p>
          </table:table-cell>
          <table:covered-table-cell/>
          <table:table-cell office:value-type="string">
            <text:p><text:a xlink:href="http://agents.ebrokercenter.com/#">Richard Nassar - Af</text:a></text:p>
          </table:table-cell>
          <table:table-cell office:value-type="float" office:value="20.65">
            <text:p>20.6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630a6f55-3e5d-3ede-86f8-55133e591769">Doug Wiberg</text:a></text:p>
          </table:table-cell>
          <table:table-cell table:number-columns-repeated="2" office:value-type="date" office:date-value="2015-03-26">
            <text:p>03/26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4" office:value-type="float" office:value="452874532003" table:number-columns-spanned="2" table:number-rows-spanned="1">
            <text:p>452874532003</text:p>
          </table:table-cell>
          <table:covered-table-cell table:style-name="ce5"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Persia Jones - Af (Inactive)</text:a></text:p>
          </table:table-cell>
          <table:covered-table-cell/>
          <table:table-cell office:value-type="string">
            <text:p><text:a xlink:href="http://agents.ebrokercenter.com/#">Richard Nassar - Af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efca3455-26fb-0035-8ba8-5511adbba09f">Robert Shaffer</text:a></text:p>
          </table:table-cell>
          <table:table-cell table:number-columns-repeated="2" office:value-type="date" office:date-value="2015-03-24">
            <text:p>03/24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4" office:value-type="float" office:value="451492092003" table:number-columns-spanned="2" table:number-rows-spanned="1">
            <text:p>451492092003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ife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issa Serrato - Af (Inactive)</text:a></text:p>
          </table:table-cell>
          <table:covered-table-cell/>
          <table:table-cell office:value-type="string">
            <text:p><text:a xlink:href="http://agents.ebrokercenter.com/#">Richard Nassar - Af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HOGPQIDD">Jessica Crans</text:a></text:p>
          </table:table-cell>
          <table:table-cell table:number-columns-repeated="2" office:value-type="date" office:date-value="2014-12-10">
            <text:p>12/10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155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5BABNOXX">Rosa Mendoza</text:a></text:p>
          </table:table-cell>
          <table:table-cell table:number-columns-repeated="2" office:value-type="date" office:date-value="2014-12-08">
            <text:p>12/08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1870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42">
            <text:p>4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NPNE07BB">Jacquelyn Sims</text:a></text:p>
          </table:table-cell>
          <table:table-cell table:number-columns-repeated="2" office:value-type="date" office:date-value="2014-12-04">
            <text:p>12/04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0247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46">
            <text:p>14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JC7ZMD22">Heather Blinkey</text:a></text:p>
          </table:table-cell>
          <table:table-cell table:number-columns-repeated="2" office:value-type="date" office:date-value="2014-12-03">
            <text:p>12/03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27950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96">
            <text:p>9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U85RZ2FF">Sierra Kirsch</text:a></text:p>
          </table:table-cell>
          <table:table-cell table:number-columns-repeated="2" office:value-type="date" office:date-value="2014-12-03">
            <text:p>12/03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28433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87">
            <text:p>18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FYWMDHWW">Yanais Cesar</text:a></text:p>
          </table:table-cell>
          <table:table-cell table:number-columns-repeated="2" office:value-type="date" office:date-value="2014-12-03">
            <text:p>12/03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0248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243">
            <text:p>24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ZJOFZENN">Selicia Green</text:a></text:p>
          </table:table-cell>
          <table:table-cell table:number-columns-repeated="2" office:value-type="date" office:date-value="2014-12-03">
            <text:p>12/03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0480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208">
            <text:p>20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YLV0W1GG">Alice Hardin</text:a></text:p>
          </table:table-cell>
          <table:table-cell table:number-columns-repeated="2" office:value-type="date" office:date-value="2014-11-18">
            <text:p>11/18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0464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hn Campbell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513">
            <text:p>5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GQEN0GEE">Shea Oconnor</text:a></text:p>
          </table:table-cell>
          <table:table-cell table:number-columns-repeated="2" office:value-type="date" office:date-value="2014-11-18">
            <text:p>11/18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0529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ystem Administrator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52703-22efehVV-YZj3FpiT">Carisha Jackson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2-22">
            <text:p>02/22/16</text:p>
          </table:table-cell>
          <table:table-cell office:value-type="date" office:date-value="2016-01-11" table:number-columns-spanned="2" table:number-rows-spanned="1">
            <text:p>01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62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office:value-type="string">
            <text:p><text:a xlink:href="http://agents.ebrokercenter.com/#lead/edit/20160310132145-TzFAY5j8-MpHatoiG">Christopher Barnes</text:a></text:p>
          </table:table-cell>
          <table:table-cell office:value-type="date" office:date-value="2016-03-10">
            <text:p>03/10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2122048-dOrV08Mx-0kM1RtoS">Samuel Hurneman</text:a></text:p>
          </table:table-cell>
          <table:table-cell office:value-type="date" office:date-value="2016-02-12">
            <text:p>02/12/16</text:p>
          </table:table-cell>
          <table:table-cell office:value-type="date" office:date-value="2016-02-19">
            <text:p>02/19/16</text:p>
          </table:table-cell>
          <table:table-cell office:value-type="date" office:date-value="2016-02-19" table:number-columns-spanned="2" table:number-rows-spanned="1">
            <text:p>02/19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waiting on Underwriting 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Alejandro Rodriguez </text:a></text:p>
          </table:table-cell>
          <table:covered-table-cell/>
          <table:table-cell office:value-type="string">
            <text:p><text:a xlink:href="http://agents.ebrokercenter.com/#">Alonzo Young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2102306-ioT3IHUC-s7ouYfAY">Willie Green </text:a></text:p>
          </table:table-cell>
          <table:table-cell table:number-columns-repeated="2" office:value-type="date" office:date-value="2016-02-12">
            <text:p>02/12/16</text:p>
          </table:table-cell>
          <table:table-cell office:value-type="date" office:date-value="2016-02-15" table:number-columns-spanned="2" table:number-rows-spanned="1">
            <text:p>02/15/16</text:p>
          </table:table-cell>
          <table:covered-table-cell/>
          <table:table-cell office:value-type="string" table:number-columns-spanned="2" table:number-rows-spanned="1">
            <text:p><text:a xlink:href="http://agents.ebrokercenter.com/#">Paymentissue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revion Johnson </text:a></text:p>
          </table:table-cell>
          <table:covered-table-cell/>
          <table:table-cell office:value-type="string">
            <text:p><text:a xlink:href="http://agents.ebrokercenter.com/#">Katt Luna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1141542-zXBNOO73-YcW8fDQ3">Myrna Woodard</text:a></text:p>
          </table:table-cell>
          <table:table-cell table:number-columns-repeated="2" office:value-type="date" office:date-value="2016-02-11">
            <text:p>02/11/16</text:p>
          </table:table-cell>
          <table:table-cell office:value-type="date" office:date-value="2016-02-15" table:number-columns-spanned="2" table:number-rows-spanned="1">
            <text:p>02/15/16</text:p>
          </table:table-cell>
          <table:covered-table-cell/>
          <table:table-cell office:value-type="string" table:number-columns-spanned="2" table:number-rows-spanned="1">
            <text:p><text:a xlink:href="http://agents.ebrokercenter.com/#">Paymentissue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ennifer Erickson </text:a></text:p>
          </table:table-cell>
          <table:covered-table-cell/>
          <table:table-cell office:value-type="string">
            <text:p><text:a xlink:href="http://agents.ebrokercenter.com/#">Sarah Beltran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1095029-Lw0vZtGk-aDo6Am9H">Grace Nyauchi </text:a></text:p>
          </table:table-cell>
          <table:table-cell table:number-columns-repeated="2" office:value-type="date" office:date-value="2016-02-11">
            <text:p>02/11/16</text:p>
          </table:table-cell>
          <table:table-cell office:value-type="date" office:date-value="2016-02-11" table:number-columns-spanned="2" table:number-rows-spanned="1">
            <text:p>02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96">
            <text:p>9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1123212-2HbaeMjT-oe8tmcp4">Lynda Brown</text:a></text:p>
          </table:table-cell>
          <table:table-cell table:number-columns-repeated="2" office:value-type="date" office:date-value="2016-02-11">
            <text:p>02/11/16</text:p>
          </table:table-cell>
          <table:table-cell office:value-type="date" office:date-value="2016-02-17" table:number-columns-spanned="2" table:number-rows-spanned="1">
            <text:p>02/17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Pamela Waxler </text:a></text:p>
          </table:table-cell>
          <table:covered-table-cell/>
          <table:table-cell office:value-type="string">
            <text:p><text:a xlink:href="http://agents.ebrokercenter.com/#">David Day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1100339-vznQnF2E-NWMoRqKh">Norma Martinez</text:a></text:p>
          </table:table-cell>
          <table:table-cell table:number-columns-repeated="2" office:value-type="date" office:date-value="2016-02-11">
            <text:p>02/11/16</text:p>
          </table:table-cell>
          <table:table-cell office:value-type="date" office:date-value="2016-02-29" table:number-columns-spanned="2" table:number-rows-spanned="1">
            <text:p>02/29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antelle Thomas </text:a></text:p>
          </table:table-cell>
          <table:covered-table-cell/>
          <table:table-cell office:value-type="string">
            <text:p><text:a xlink:href="http://agents.ebrokercenter.com/#">David Day</text:a>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42927-MvvPNcYu-yUQbm4hj">Latrell Folie</text:a></text:p>
          </table:table-cell>
          <table:table-cell office:value-type="date" office:date-value="2016-02-10">
            <text:p>02/10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14356-yO4n2lPU-a1oUhTgw">Herbert Munn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22">
            <text:p>02/22/16</text:p>
          </table:table-cell>
          <table:table-cell office:value-type="date" office:date-value="2016-02-22" table:number-columns-spanned="2" table:number-rows-spanned="1">
            <text:p>02/22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antelle Thomas </text:a></text:p>
          </table:table-cell>
          <table:covered-table-cell/>
          <table:table-cell office:value-type="string">
            <text:p><text:a xlink:href="http://agents.ebrokercenter.com/#">Alonzo Young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20545-ENYgCKRn-4fLdxMow">Clarissa De-la-garza</text:a></text:p>
          </table:table-cell>
          <table:table-cell office:value-type="date" office:date-value="2016-02-10">
            <text:p>02/10/16</text:p>
          </table:table-cell>
          <table:table-cell office:value-type="date" office:date-value="2016-02-11">
            <text:p>02/11/16</text:p>
          </table:table-cell>
          <table:table-cell office:value-type="date" office:date-value="2016-02-11" table:number-columns-spanned="2" table:number-rows-spanned="1">
            <text:p>02/11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onique Blackmon </text:a></text:p>
          </table:table-cell>
          <table:covered-table-cell/>
          <table:table-cell office:value-type="string">
            <text:p><text:a xlink:href="http://agents.ebrokercenter.com/#">Matthew Bosah</text:a>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05241-nXPgHb9o-hWVKJtcL">Sarah Robersan </text:a></text:p>
          </table:table-cell>
          <table:table-cell table:number-columns-repeated="2" office:value-type="date" office:date-value="2016-02-10">
            <text:p>02/10/16</text:p>
          </table:table-cell>
          <table:table-cell office:value-type="date" office:date-value="2016-02-10" table:number-columns-spanned="2" table:number-rows-spanned="1">
            <text:p>02/10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Gerald Bonilla </text:a></text:p>
          </table:table-cell>
          <table:covered-table-cell/>
          <table:table-cell office:value-type="string">
            <text:p><text:a xlink:href="http://agents.ebrokercenter.com/#">Zachary Kabir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10102749-qVoYAq5U-reB10UYd">Byron Johnson</text:a></text:p>
          </table:table-cell>
          <table:table-cell table:number-columns-repeated="2" office:value-type="date" office:date-value="2016-02-10">
            <text:p>02/10/16</text:p>
          </table:table-cell>
          <table:table-cell office:value-type="date" office:date-value="2016-02-19" table:number-columns-spanned="2" table:number-rows-spanned="1">
            <text:p>02/1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SLAICO 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raig Payne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60754-lNa83qa3-wnvlFBg5">Katrice Harrell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2-15">
            <text:p>02/15/16</text:p>
          </table:table-cell>
          <table:table-cell office:value-type="date" office:date-value="2016-02-15" table:number-columns-spanned="2" table:number-rows-spanned="1">
            <text:p>02/1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unatta Golden </text:a></text:p>
          </table:table-cell>
          <table:covered-table-cell/>
          <table:table-cell office:value-type="string">
            <text:p><text:a xlink:href="http://agents.ebrokercenter.com/#">Darrell Robinson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41118-WSJoKZCq-Z5HtVoq6">Shaquita Raves</text:a></text:p>
          </table:table-cell>
          <table:table-cell office:value-type="date" office:date-value="2016-02-09">
            <text:p>02/09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Followup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02648-L29jhF1z-ofA7H3WZ">Teny Walker</text:a></text:p>
          </table:table-cell>
          <table:table-cell table:number-columns-repeated="2" office:value-type="date" office:date-value="2016-02-09">
            <text:p>02/09/16</text:p>
          </table:table-cell>
          <table:table-cell office:value-type="date" office:date-value="2016-02-12" table:number-columns-spanned="2" table:number-rows-spanned="1">
            <text:p>02/12/16</text:p>
          </table:table-cell>
          <table:covered-table-cell/>
          <table:table-cell office:value-type="string" table:number-columns-spanned="2" table:number-rows-spanned="1">
            <text:p><text:a xlink:href="http://agents.ebrokercenter.com/#">Paymentissue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Elizabeth Ruiz </text:a></text:p>
          </table:table-cell>
          <table:covered-table-cell/>
          <table:table-cell office:value-type="string">
            <text:p><text:a xlink:href="http://agents.ebrokercenter.com/#">Brian White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091431-tMwxZMsZ-rA1jGYpl">Travis Johnson</text:a></text:p>
          </table:table-cell>
          <table:table-cell table:number-columns-repeated="2" office:value-type="date" office:date-value="2016-02-09">
            <text:p>02/09/16</text:p>
          </table:table-cell>
          <table:table-cell office:value-type="date" office:date-value="2016-02-09" table:number-columns-spanned="2" table:number-rows-spanned="1">
            <text:p>02/09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 Catastrophic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pencer Russ </text:a></text:p>
          </table:table-cell>
          <table:covered-table-cell/>
          <table:table-cell office:value-type="string">
            <text:p><text:a xlink:href="http://agents.ebrokercenter.com/#">John Lacroix</text:a>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092756-EfL0rlWU-c7JPKc0A">Eddie Norman 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2-26">
            <text:p>02/26/16</text:p>
          </table:table-cell>
          <table:table-cell office:value-type="date" office:date-value="2016-02-26" table:number-columns-spanned="2" table:number-rows-spanned="1">
            <text:p>02/26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reyvon Ralph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30144716-HCayC5kh-akih3cYR">Edmond Mack</text:a></text:p>
          </table:table-cell>
          <table:table-cell office:value-type="date" office:date-value="2016-01-30">
            <text:p>01/30/16</text:p>
          </table:table-cell>
          <table:table-cell office:value-type="date" office:date-value="2016-02-12">
            <text:p>02/12/16</text:p>
          </table:table-cell>
          <table:table-cell office:value-type="date" office:date-value="2016-02-12" table:number-columns-spanned="2" table:number-rows-spanned="1">
            <text:p>02/12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egina Gutierrez </text:a></text:p>
          </table:table-cell>
          <table:covered-table-cell/>
          <table:table-cell office:value-type="string">
            <text:p><text:a xlink:href="http://agents.ebrokercenter.com/#">Mina Thomas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9135017-MFiB7YTp-XN1tDaSK">Erick Scott</text:a></text:p>
          </table:table-cell>
          <table:table-cell table:number-columns-repeated="2" office:value-type="date" office:date-value="2016-01-29">
            <text:p>01/29/16</text:p>
          </table:table-cell>
          <table:table-cell office:value-type="date" office:date-value="2016-01-29" table:number-columns-spanned="2" table:number-rows-spanned="1">
            <text:p>01/29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Darrell Robinson</text:a></text:p>
          </table:table-cell>
          <table:table-cell office:value-type="float" office:value="96">
            <text:p>9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8161848-ZxzpASfP-tygWGEG4">Taunia Boyter </text:a></text:p>
          </table:table-cell>
          <table:table-cell table:number-columns-repeated="2" office:value-type="date" office:date-value="2016-01-28">
            <text:p>01/28/16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119">
            <text:p>1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8141342-t8aMZcFs-89Ps8XGu">Jessica Amaya</text:a></text:p>
          </table:table-cell>
          <table:table-cell office:value-type="date" office:date-value="2016-01-28">
            <text:p>01/28/16</text:p>
          </table:table-cell>
          <table:table-cell office:value-type="date" office:date-value="2016-02-06">
            <text:p>02/06/16</text:p>
          </table:table-cell>
          <table:table-cell office:value-type="date" office:date-value="2016-02-06" table:number-columns-spanned="2" table:number-rows-spanned="1">
            <text:p>02/06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ris Foster </text:a></text:p>
          </table:table-cell>
          <table:covered-table-cell/>
          <table:table-cell office:value-type="string">
            <text:p><text:a xlink:href="http://agents.ebrokercenter.com/#">Sarah Beltran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8141319-oCSHPlJT-kAgcjyKB">Barius Lopez</text:a></text:p>
          </table:table-cell>
          <table:table-cell table:number-columns-repeated="2" office:value-type="date" office:date-value="2016-01-28">
            <text:p>01/28/16</text:p>
          </table:table-cell>
          <table:table-cell office:value-type="date" office:date-value="2016-01-28" table:number-columns-spanned="2" table:number-rows-spanned="1">
            <text:p>01/28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unatta Golden </text:a></text:p>
          </table:table-cell>
          <table:covered-table-cell/>
          <table:table-cell office:value-type="string">
            <text:p><text:a xlink:href="http://agents.ebrokercenter.com/#">Shirlee Fequiere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8085119-KEom9fLJ-POCvdndE">Mary Wale</text:a></text:p>
          </table:table-cell>
          <table:table-cell table:number-columns-repeated="2" office:value-type="date" office:date-value="2016-01-28">
            <text:p>01/28/16</text:p>
          </table:table-cell>
          <table:table-cell office:value-type="date" office:date-value="2016-01-28" table:number-columns-spanned="2" table:number-rows-spanned="1">
            <text:p>01/28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yan Mcfarlin </text:a></text:p>
          </table:table-cell>
          <table:covered-table-cell/>
          <table:table-cell office:value-type="string">
            <text:p><text:a xlink:href="http://agents.ebrokercenter.com/#">Gia Gonzalez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7104721-Cla5OMZb-MuZlJlN2">Carlos Smart</text:a></text:p>
          </table:table-cell>
          <table:table-cell table:number-columns-repeated="2" office:value-type="date" office:date-value="2016-01-27">
            <text:p>01/27/16</text:p>
          </table:table-cell>
          <table:table-cell office:value-type="date" office:date-value="2016-02-28" table:number-columns-spanned="2" table:number-rows-spanned="1">
            <text:p>02/28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TBD - Cancelle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Jeff Roeper</text:a>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121256-PetVJ2rU-NNhiSA76">Dratiours Pullum</text:a></text:p>
          </table:table-cell>
          <table:table-cell table:number-columns-repeated="2" office:value-type="date" office:date-value="2016-02-09">
            <text:p>02/09/16</text:p>
          </table:table-cell>
          <table:table-cell office:value-type="date" office:date-value="2016-02-11" table:number-columns-spanned="2" table:number-rows-spanned="1">
            <text:p>02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auren Kolb </text:a></text:p>
          </table:table-cell>
          <table:covered-table-cell/>
          <table:table-cell office:value-type="string">
            <text:p><text:a xlink:href="http://agents.ebrokercenter.com/#">Crystal Gonzalez</text:a>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0090626-26M7AyEy-djUrbFLX">John Nestelberger</text:a></text:p>
          </table:table-cell>
          <table:table-cell table:number-columns-repeated="2" office:value-type="date" office:date-value="2016-01-20">
            <text:p>01/20/16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NEED VOICE VERIF.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Jeff Roeper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8154849-n2WtWpeZ-FL75opzQ">Seth Lirette</text:a></text:p>
          </table:table-cell>
          <table:table-cell office:value-type="date" office:date-value="2016-01-18">
            <text:p>01/18/16</text:p>
          </table:table-cell>
          <table:table-cell office:value-type="date" office:date-value="2016-02-03">
            <text:p>02/03/16</text:p>
          </table:table-cell>
          <table:table-cell office:value-type="date" office:date-value="2016-02-03" table:number-columns-spanned="2" table:number-rows-spanned="1">
            <text:p>02/03/16</text:p>
          </table:table-cell>
          <table:covered-table-cell/>
          <table:table-cell office:value-type="string" table:number-columns-spanned="2" table:number-rows-spanned="1">
            <text:p><text:a xlink:href="http://agents.ebrokercenter.com/#">Followup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ess Schlenker </text:a></text:p>
          </table:table-cell>
          <table:covered-table-cell/>
          <table:table-cell office:value-type="string">
            <text:p><text:a xlink:href="http://agents.ebrokercenter.com/#">Mishawn Smith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5135801-KQ7NlYQR-cYpf6gqs">Braulio Gonzalez</text:a></text:p>
          </table:table-cell>
          <table:table-cell office:value-type="date" office:date-value="2016-01-15">
            <text:p>01/15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Mina Thomas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5091700-IEjYZFDE-OSZ62orS">Virginia Watt</text:a></text:p>
          </table:table-cell>
          <table:table-cell table:number-columns-repeated="2" office:value-type="date" office:date-value="2016-01-15">
            <text:p>01/15/16</text:p>
          </table:table-cell>
          <table:table-cell office:value-type="date" office:date-value="2016-01-15" table:number-columns-spanned="2" table:number-rows-spanned="1">
            <text:p>01/1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eland Miller </text:a></text:p>
          </table:table-cell>
          <table:covered-table-cell/>
          <table:table-cell office:value-type="string">
            <text:p><text:a xlink:href="http://agents.ebrokercenter.com/#">Darrell Robinson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5083910-CxZqvsA6-CO6QB3WO">Stella Harris</text:a></text:p>
          </table:table-cell>
          <table:table-cell table:number-columns-repeated="2" office:value-type="date" office:date-value="2016-01-15">
            <text:p>01/15/16</text:p>
          </table:table-cell>
          <table:table-cell office:value-type="date" office:date-value="2016-01-15" table:number-columns-spanned="2" table:number-rows-spanned="1">
            <text:p>01/1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13162222-WitR2bht-kakXzfnk">Linda Heisey</text:a></text:p>
          </table:table-cell>
          <table:table-cell table:number-columns-repeated="2" office:value-type="date" office:date-value="2016-01-14">
            <text:p>01/14/16</text:p>
          </table:table-cell>
          <table:table-cell office:value-type="date" office:date-value="2016-01-14" table:number-columns-spanned="2" table:number-rows-spanned="1">
            <text:p>01/14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hristian Ross (Inactive)</text:a></text:p>
          </table:table-cell>
          <table:covered-table-cell/>
          <table:table-cell office:value-type="string">
            <text:p><text:a xlink:href="http://agents.ebrokercenter.com/#">Mishawn Smith</text:a></text:p>
          </table:table-cell>
          <table:table-cell office:value-type="float" office:value="171">
            <text:p>17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9142351-jWiOPtSW-Ey3Yagtr">Kerry Brown</text:a></text:p>
          </table:table-cell>
          <table:table-cell table:number-columns-repeated="2" office:value-type="date" office:date-value="2016-01-09">
            <text:p>01/09/16</text:p>
          </table:table-cell>
          <table:table-cell office:value-type="date" office:date-value="2016-01-09" table:number-columns-spanned="2" table:number-rows-spanned="1">
            <text:p>01/0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mar Shamburger (Inactive)</text:a></text:p>
          </table:table-cell>
          <table:covered-table-cell/>
          <table:table-cell office:value-type="string">
            <text:p><text:a xlink:href="http://agents.ebrokercenter.com/#">Mishawn Smith</text:a></text:p>
          </table:table-cell>
          <table:table-cell office:value-type="float" office:value="59">
            <text:p>5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68329a5f-57bb-7ee1-b5e9-5511ff16be8d">Anthony Ellis</text:a></text:p>
          </table:table-cell>
          <table:table-cell office:value-type="date" office:date-value="2015-03-25">
            <text:p>03/25/15</text:p>
          </table:table-cell>
          <table:table-cell office:value-type="date" office:date-value="2015-03-24">
            <text:p>03/24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ani Flanagan - Af (Inactive)</text:a></text:p>
          </table:table-cell>
          <table:covered-table-cell/>
          <table:table-cell office:value-type="string">
            <text:p><text:a xlink:href="http://agents.ebrokercenter.com/#">Jordan Bryan - Af</text:a></text:p>
          </table:table-cell>
          <table:table-cell office:value-type="float" office:value="12.27">
            <text:p>12.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530a0320-c573-2976-3bde-5511f11ba893">Cynthia Bates</text:a></text:p>
          </table:table-cell>
          <table:table-cell table:number-columns-repeated="2" office:value-type="date" office:date-value="2015-03-24">
            <text:p>03/24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ani Flanagan - Af (Inactive)</text:a></text:p>
          </table:table-cell>
          <table:covered-table-cell/>
          <table:table-cell office:value-type="string">
            <text:p><text:a xlink:href="http://agents.ebrokercenter.com/#">Richard Nassar - Af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a1856114-7a81-da16-3150-5511c1895665">Tara Ledford</text:a></text:p>
          </table:table-cell>
          <table:table-cell table:number-columns-repeated="2" office:value-type="date" office:date-value="2015-03-24">
            <text:p>03/24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b2f57ad6-69f7-1738-76f5-5510360c2325">James Baker</text:a></text:p>
          </table:table-cell>
          <table:table-cell office:value-type="date" office:date-value="2015-03-23">
            <text:p>03/23/15</text:p>
          </table:table-cell>
          <table:table-cell office:value-type="date" office:date-value="2015-03-20">
            <text:p>03/20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ife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hneen Munoz - Af (Inactive)</text:a></text:p>
          </table:table-cell>
          <table:covered-table-cell/>
          <table:table-cell office:value-type="string">
            <text:p><text:a xlink:href="http://agents.ebrokercenter.com/#">Shirlee Fequiere - Af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b4b459db-5a2a-e8ff-e4d6-551038423307">Sharon Cox</text:a></text:p>
          </table:table-cell>
          <table:table-cell office:value-type="date" office:date-value="2015-03-23">
            <text:p>03/23/15</text:p>
          </table:table-cell>
          <table:table-cell office:value-type="date" office:date-value="2015-03-20">
            <text:p>03/20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ife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hneen Munoz - Af (Inactive)</text:a></text:p>
          </table:table-cell>
          <table:covered-table-cell/>
          <table:table-cell office:value-type="string">
            <text:p><text:a xlink:href="http://agents.ebrokercenter.com/#">Shirlee Fequiere - Af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57873f5f-eb9b-01e9-7767-551073a5e628">Era Smith</text:a></text:p>
          </table:table-cell>
          <table:table-cell office:value-type="date" office:date-value="2015-03-23">
            <text:p>03/23/15</text:p>
          </table:table-cell>
          <table:table-cell office:value-type="date" office:date-value="2015-03-20">
            <text:p>03/20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ife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hneen Munoz - Af (Inactive)</text:a></text:p>
          </table:table-cell>
          <table:covered-table-cell/>
          <table:table-cell office:value-type="string">
            <text:p><text:a xlink:href="http://agents.ebrokercenter.com/#">Shirlee Fequiere - Af</text:a></text:p>
          </table:table-cell>
          <table:table-cell office:value-type="float" office:value="20.65">
            <text:p>20.6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7008a2df-264e-8fe3-84d6-550cb067dcc0">Donn Green</text:a></text:p>
          </table:table-cell>
          <table:table-cell table:number-columns-repeated="2" office:value-type="date" office:date-value="2015-03-20">
            <text:p>03/20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1bf91232-c4d8-a654-62f6-54fa4d59b6eb">Alicia Janas</text:a></text:p>
          </table:table-cell>
          <table:table-cell table:number-columns-repeated="2" office:value-type="date" office:date-value="2015-03-13">
            <text:p>03/13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ife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d2a46037-164a-f071-b89b-550352039bba">Jose Garcia</text:a></text:p>
          </table:table-cell>
          <table:table-cell table:number-columns-repeated="2" office:value-type="date" office:date-value="2015-03-13">
            <text:p>03/13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Elizabeth Ruiz - Af (Inactive)</text:a></text:p>
          </table:table-cell>
          <table:covered-table-cell/>
          <table:table-cell office:value-type="string">
            <text:p><text:a xlink:href="http://agents.ebrokercenter.com/#">Shirlee Fequiere - Af</text:a></text:p>
          </table:table-cell>
          <table:table-cell office:value-type="float" office:value="20.65">
            <text:p>20.6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d2a46037-164a-f071-b89b-550352039bba">Jose Garcia</text:a></text:p>
          </table:table-cell>
          <table:table-cell table:number-columns-repeated="2" office:value-type="date" office:date-value="2015-03-13">
            <text:p>03/13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Elizabeth Ruiz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5f7506ae-2282-7f18-6573-54f4f288ffe7">Mohammed Gandhi</text:a></text:p>
          </table:table-cell>
          <table:table-cell table:number-columns-repeated="2" office:value-type="date" office:date-value="2015-03-02">
            <text:p>03/02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Elizabeth Ruiz - Af (Inactive)</text:a></text:p>
          </table:table-cell>
          <table:covered-table-cell/>
          <table:table-cell office:value-type="string">
            <text:p><text:a xlink:href="http://agents.ebrokercenter.com/#">Shirlee Fequiere - Af</text:a></text:p>
          </table:table-cell>
          <table:table-cell office:value-type="float" office:value="184">
            <text:p>18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4b250fbe-f36c-3328-c407-54ca5b75cce3">Mark Antonelli</text:a></text:p>
          </table:table-cell>
          <table:table-cell office:value-type="date" office:date-value="2015-01-29">
            <text:p>01/29/15</text:p>
          </table:table-cell>
          <table:table-cell office:value-type="date" office:date-value="2015-01-06">
            <text:p>01/06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olyn Ali - Af (Inactive)</text:a></text:p>
          </table:table-cell>
          <table:covered-table-cell/>
          <table:table-cell office:value-type="string">
            <text:p><text:a xlink:href="http://agents.ebrokercenter.com/#">Carolyn Ali - Af</text:a></text:p>
          </table:table-cell>
          <table:table-cell office:value-type="float" office:value="94">
            <text:p>9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4fe876bf-ac55-2834-460f-54b80655a0ee">Joy Smiley</text:a></text:p>
          </table:table-cell>
          <table:table-cell office:value-type="date" office:date-value="2015-01-15">
            <text:p>01/15/15</text:p>
          </table:table-cell>
          <table:table-cell office:value-type="date" office:date-value="2015-01-08">
            <text:p>01/08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eana Nguyen - Af (Inactive)</text:a></text:p>
          </table:table-cell>
          <table:covered-table-cell/>
          <table:table-cell office:value-type="string">
            <text:p><text:a xlink:href="http://agents.ebrokercenter.com/#">Jeana Nguyen - Af</text:a></text:p>
          </table:table-cell>
          <table:table-cell office:value-type="float" office:value="38.83">
            <text:p>38.8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b079d6d3-b195-8827-d25d-54b5c04c4b1f">Luis Holguin</text:a></text:p>
          </table:table-cell>
          <table:table-cell office:value-type="date" office:date-value="2015-01-14">
            <text:p>01/14/15</text:p>
          </table:table-cell>
          <table:table-cell office:value-type="date" office:date-value="2015-01-13">
            <text:p>01/13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olyn Ali - Af (Inactive)</text:a></text:p>
          </table:table-cell>
          <table:covered-table-cell/>
          <table:table-cell office:value-type="string">
            <text:p><text:a xlink:href="http://agents.ebrokercenter.com/#">Carolyn Ali - Af</text:a></text:p>
          </table:table-cell>
          <table:table-cell office:value-type="float" office:value="158">
            <text:p>15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3F95H0TT">Keri Cook</text:a></text:p>
          </table:table-cell>
          <table:table-cell table:number-columns-repeated="2" office:value-type="date" office:date-value="2014-12-16">
            <text:p>12/16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SYG7XR99">James Cannon</text:a></text:p>
          </table:table-cell>
          <table:table-cell office:value-type="date" office:date-value="2014-12-12">
            <text:p>12/12/14</text:p>
          </table:table-cell>
          <table:table-cell office:value-type="date" office:date-value="2015-01-07">
            <text:p>01/07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unknown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n Jones - Af (Inactive)</text:a></text:p>
          </table:table-cell>
          <table:covered-table-cell/>
          <table:table-cell office:value-type="string">
            <text:p><text:a xlink:href="http://agents.ebrokercenter.com/#">Yolanda Chaney - Af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6152542-jQ8ouPxd-Tc1ORFSx">Damion Lumar</text:a></text:p>
          </table:table-cell>
          <table:table-cell office:value-type="date" office:date-value="2016-01-06">
            <text:p>01/06/16</text:p>
          </table:table-cell>
          <table:table-cell office:value-type="date" office:date-value="2016-01-07">
            <text:p>01/07/16</text:p>
          </table:table-cell>
          <table:table-cell office:value-type="date" office:date-value="2016-01-07" table:number-columns-spanned="2" table:number-rows-spanned="1">
            <text:p>01/07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6092500-bt3MpC5b-HrpZm7qD"> </text:a></text:p>
          </table:table-cell>
          <table:table-cell office:value-type="date" office:date-value="2016-01-06">
            <text:p>01/06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54943-XBFfZ8e0-IkBb3fEO">Bryan Rothweiler</text:a></text:p>
          </table:table-cell>
          <table:table-cell office:value-type="date" office:date-value="2016-01-05">
            <text:p>01/05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eland Miller </text:a></text:p>
          </table:table-cell>
          <table:covered-table-cell/>
          <table:table-cell office:value-type="string">
            <text:p><text:a xlink:href="http://agents.ebrokercenter.com/#">Peter Asolo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45122-VEq6jivX-eoN2tA22">Jaquan Speight 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1-14">
            <text:p>01/14/16</text:p>
          </table:table-cell>
          <table:table-cell table:style-name="Default"/>
          <table:table-cell table:style-name="ce2" office:value-type="date" office:date-value="2016-01-15" table:number-columns-spanned="2" table:number-rows-spanned="1">
            <text:p>01/15/16</text:p>
          </table:table-cell>
          <table:covered-table-cell table:style-name="Default"/>
          <table:table-cell table:style-name="ce1" office:value-type="string" table:number-columns-spanned="2" table:number-rows-spanned="1">
            <text:p><text:a xlink:href="http://agents.ebrokercenter.com/#">Hold</text:a></text:p>
          </table:table-cell>
          <table:covered-table-cell table:style-name="Default"/>
          <table:table-cell table:style-name="ce1" office:value-type="string" table:number-columns-spanned="2" table:number-rows-spanned="1">
            <text:p>tbd 01/14/2016</text:p>
          </table:table-cell>
          <table:covered-table-cell table:style-name="Default"/>
          <table:table-cell table:style-name="ce1" office:value-type="string" table:number-columns-spanned="2" table:number-rows-spanned="1">
            <text:p><text:a xlink:href="http://agents.ebrokercenter.com/#">SLAICO</text:a></text:p>
          </table:table-cell>
          <table:covered-table-cell table:style-name="Default"/>
          <table:table-cell table:style-name="ce1" office:value-type="string" table:number-columns-spanned="2" table:number-rows-spanned="1">
            <text:p><text:a xlink:href="http://agents.ebrokercenter.com/#">Fixed Benefit</text:a></text:p>
          </table:table-cell>
          <table:covered-table-cell table:style-name="Default"/>
          <table:table-cell table:style-name="ce1" office:value-type="string" table:number-columns-spanned="2" table:number-rows-spanned="1">
            <text:p><text:a xlink:href="http://agents.ebrokercenter.com/#">Taneisha Harris </text:a></text:p>
          </table:table-cell>
          <table:covered-table-cell table:style-name="Default"/>
          <table:table-cell office:value-type="string">
            <text:p><text:a xlink:href="http://agents.ebrokercenter.com/#">Yolanda Chaney</text:a></text:p>
          </table:table-cell>
          <table:table-cell table:style-name="ce1" office:value-type="float" office:value="47">
            <text:p>47</text:p>
          </table:table-cell>
        </table:table-row>
        <table:table-row table:style-name="ro1">
          <table:table-cell office:value-type="string">
            <text:p><text:a xlink:href="http://agents.ebrokercenter.com/#lead/edit/20160104103236-busLfjFv-dtlUkVS9">Manuel Felix Garcia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1-22">
            <text:p>01/22/16</text:p>
          </table:table-cell>
          <table:table-cell office:value-type="date" office:date-value="2016-01-08" table:number-columns-spanned="2" table:number-rows-spanned="1">
            <text:p>01/08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egina Gutierrez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52703-22efehVV-YZj3FpiT">Carisha Jackson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2-22">
            <text:p>02/22/16</text:p>
          </table:table-cell>
          <table:table-cell office:value-type="date" office:date-value="2016-01-11" table:number-columns-spanned="2" table:number-rows-spanned="1">
            <text:p>01/1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83F035662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33253-cWGpzssm-dbjtVHoh">Iris Ellebee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1-30">
            <text:p>01/30/16</text:p>
          </table:table-cell>
          <table:table-cell office:value-type="date" office:date-value="2016-01-30" table:number-columns-spanned="2" table:number-rows-spanned="1">
            <text:p>01/30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Annett Gaul</text:a></text:p>
          </table:table-cell>
          <table:table-cell office:value-type="float" office:value="52.99">
            <text:p>52.9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31307-Xmthdhly-q8Ow7gnb">Hous Chapman</text:a></text:p>
          </table:table-cell>
          <table:table-cell office:value-type="date" office:date-value="2016-01-05">
            <text:p>01/05/16</text:p>
          </table:table-cell>
          <table:table-cell table:style-name="ce3" office:value-type="string">
            <text:p/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prina Robinson (Inactive)</text:a></text:p>
          </table:table-cell>
          <table:covered-table-cell/>
          <table:table-cell office:value-type="string">
            <text:p><text:a xlink:href="http://agents.ebrokercenter.com/#">Mina Thomas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085924-sBwf6fC4-dv6vAlmE">Casey Wilder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1-15">
            <text:p>01/15/16</text:p>
          </table:table-cell>
          <table:table-cell office:value-type="date" office:date-value="2016-01-15" table:number-columns-spanned="2" table:number-rows-spanned="1">
            <text:p>01/15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oselyn Rodriguez </text:a></text:p>
          </table:table-cell>
          <table:covered-table-cell/>
          <table:table-cell office:value-type="string">
            <text:p><text:a xlink:href="http://agents.ebrokercenter.com/#">Teresa Lubrani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02044-zmStTtG6-27wD6us8">Bernice Wilson</text:a></text:p>
          </table:table-cell>
          <table:table-cell office:value-type="date" office:date-value="2016-01-05">
            <text:p>01/05/16</text:p>
          </table:table-cell>
          <table:table-cell office:value-type="date" office:date-value="2016-01-19">
            <text:p>01/19/16</text:p>
          </table:table-cell>
          <table:table-cell office:value-type="date" office:date-value="2016-01-19" table:number-columns-spanned="2" table:number-rows-spanned="1">
            <text:p>01/19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Joshua Tarabek </text:a></text:p>
          </table:table-cell>
          <table:covered-table-cell/>
          <table:table-cell office:value-type="string">
            <text:p><text:a xlink:href="http://agents.ebrokercenter.com/#">Peter Asolo</text:a></text:p>
          </table:table-cell>
          <table:table-cell office:value-type="float" office:value="86">
            <text:p>8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5100745-O1etsUHD-9U042gMk">Pamela Battern / Adl</text:a></text:p>
          </table:table-cell>
          <table:table-cell table:number-columns-repeated="2" office:value-type="date" office:date-value="2016-01-05">
            <text:p>01/05/16</text:p>
          </table:table-cell>
          <table:table-cell office:value-type="date" office:date-value="2016-01-05" table:number-columns-spanned="2" table:number-rows-spanned="1">
            <text:p>01/05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ani Flanagan </text:a></text:p>
          </table:table-cell>
          <table:covered-table-cell/>
          <table:table-cell office:value-type="string">
            <text:p><text:a xlink:href="http://agents.ebrokercenter.com/#">Sarah Beltran</text:a></text:p>
          </table:table-cell>
          <table:table-cell office:value-type="float" office:value="105">
            <text:p>10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4092037-WzLnzHgE-NMFK9MBh">Caroline Moore </text:a></text:p>
          </table:table-cell>
          <table:table-cell office:value-type="date" office:date-value="2016-01-04">
            <text:p>01/04/16</text:p>
          </table:table-cell>
          <table:table-cell office:value-type="date" office:date-value="2016-01-06">
            <text:p>01/06/16</text:p>
          </table:table-cell>
          <table:table-cell office:value-type="date" office:date-value="2016-01-06" table:number-columns-spanned="2" table:number-rows-spanned="1">
            <text:p>01/06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eland Miller </text:a></text:p>
          </table:table-cell>
          <table:covered-table-cell/>
          <table:table-cell office:value-type="string">
            <text:p><text:a xlink:href="http://agents.ebrokercenter.com/#">Mishawn Smith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00000001056">Donn Green</text:a></text:p>
          </table:table-cell>
          <table:table-cell office:value-type="date" office:date-value="2015-10-19">
            <text:p>10/19/15</text:p>
          </table:table-cell>
          <table:table-cell office:value-type="date" office:date-value="2015-03-31">
            <text:p>03/31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2.17">
            <text:p>12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00000003267">Steve Hundich</text:a></text:p>
          </table:table-cell>
          <table:table-cell office:value-type="date" office:date-value="2015-10-19">
            <text:p>10/19/15</text:p>
          </table:table-cell>
          <table:table-cell office:value-type="date" office:date-value="2015-03-18">
            <text:p>03/18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2.16">
            <text:p>12.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meaepbd-f5ub-KdJd-ggzq-20150406163504">Caridad Cadena</text:a></text:p>
          </table:table-cell>
          <table:table-cell office:value-type="date" office:date-value="2015-04-06">
            <text:p>04/06/15</text:p>
          </table:table-cell>
          <table:table-cell office:value-type="date" office:date-value="2015-04-15">
            <text:p>04/15/15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Accident 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21.53">
            <text:p>21.5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XO96NGG">Isaac Rogers Iii</text:a></text:p>
          </table:table-cell>
          <table:table-cell table:number-columns-repeated="2" office:value-type="date" office:date-value="2014-12-10">
            <text:p>12/10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Zachara Jackson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BR1ULWSS">Bobby Tumlinson</text:a></text:p>
          </table:table-cell>
          <table:table-cell table:number-columns-repeated="2" office:value-type="date" office:date-value="2014-12-04">
            <text:p>12/04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TIU8L0BB">Antonio Robinson</text:a></text:p>
          </table:table-cell>
          <table:table-cell table:number-columns-repeated="2" office:value-type="date" office:date-value="2014-12-04">
            <text:p>12/04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RGGVVLOO">Melissa Mijares</text:a></text:p>
          </table:table-cell>
          <table:table-cell table:number-columns-repeated="2" office:value-type="date" office:date-value="2014-12-04">
            <text:p>12/04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los Blanton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YI8VNVWW">Justin Reese</text:a></text:p>
          </table:table-cell>
          <table:table-cell table:number-columns-repeated="2" office:value-type="date" office:date-value="2014-12-03">
            <text:p>12/03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amantha Arnold - Af (Inactive)</text:a></text:p>
          </table:table-cell>
          <table:covered-table-cell/>
          <table:table-cell office:value-type="string">
            <text:p><text:a xlink:href="http://agents.ebrokercenter.com/#"> </text:a></text:p>
          </table:table-cell>
          <table:table-cell office:value-type="float" office:value="157">
            <text:p>15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M5FXIJDD">Rafael Gonzalez</text:a></text:p>
          </table:table-cell>
          <table:table-cell table:number-columns-repeated="2" office:value-type="date" office:date-value="2014-11-24">
            <text:p>11/24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Zachara Jackson - Af (Inactive)</text:a></text:p>
          </table:table-cell>
          <table:covered-table-cell/>
          <table:table-cell office:value-type="string">
            <text:p><text:a xlink:href="http://agents.ebrokercenter.com/#">Chris Esser - Af</text:a></text:p>
          </table:table-cell>
          <table:table-cell office:value-type="float" office:value="150">
            <text:p>1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L2BFTL">Edward O Neil Iii</text:a></text:p>
          </table:table-cell>
          <table:table-cell office:value-type="date" office:date-value="2014-11-21">
            <text:p>11/21/14</text:p>
          </table:table-cell>
          <table:table-cell office:value-type="date" office:date-value="2014-12-03">
            <text:p>12/03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obert Fierro - Af (Inactive)</text:a></text:p>
          </table:table-cell>
          <table:covered-table-cell/>
          <table:table-cell office:value-type="string">
            <text:p><text:a xlink:href="http://agents.ebrokercenter.com/#">Robert Fierro - Af</text:a>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b079d6d3-b195-8827-d25d-54b5c04c4b1f">Luis Holguin</text:a></text:p>
          </table:table-cell>
          <table:table-cell table:number-columns-repeated="2" office:value-type="date" office:date-value="2014-11-21">
            <text:p>11/21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A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olyn Ali - Af (Inactive)</text:a></text:p>
          </table:table-cell>
          <table:covered-table-cell/>
          <table:table-cell office:value-type="string">
            <text:p><text:a xlink:href="http://agents.ebrokercenter.com/#">Carolyn Ali - Af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b079d6d3-b195-8827-d25d-54b5c04c4b1f">Luis Holguin</text:a></text:p>
          </table:table-cell>
          <table:table-cell table:number-columns-repeated="2" office:value-type="date" office:date-value="2014-11-21">
            <text:p>11/21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Carolyn Ali - Af (Inactive)</text:a></text:p>
          </table:table-cell>
          <table:covered-table-cell/>
          <table:table-cell office:value-type="string">
            <text:p><text:a xlink:href="http://agents.ebrokercenter.com/#">Carolyn Ali - Af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02VDCV99">Joe Snell</text:a></text:p>
          </table:table-cell>
          <table:table-cell table:number-columns-repeated="2" office:value-type="date" office:date-value="2014-11-19">
            <text:p>11/19/14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 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ystem Administrator - Af (Inactive)</text:a></text:p>
          </table:table-cell>
          <table:covered-table-cell/>
          <table:table-cell office:value-type="string">
            <text:p><text:a xlink:href="http://agents.ebrokercenter.com/#">Robert Fierro - Af</text:a></text:p>
          </table:table-cell>
          <table:table-cell office:value-type="float" office:value="108">
            <text:p>10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WYY3KF66">Jason Merlin</text:a></text:p>
          </table:table-cell>
          <table:table-cell office:value-type="date" office:date-value="2014-11-17">
            <text:p>11/17/14</text:p>
          </table:table-cell>
          <table:table-cell office:value-type="date" office:date-value="2014-11-21">
            <text:p>11/21/14</text:p>
          </table:table-cell>
          <table:table-cell table:style-name="Default"/>
          <table:table-cell table:style-name="ce3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/>
          <table:table-cell office:value-type="string">
            <text:p>TBD</text:p>
          </table:table-cell>
          <table:table-cell/>
          <table:table-cell office:value-type="string">
            <text:p><text:a xlink:href="http://agents.ebrokercenter.com/#">SLAICO</text:a></text:p>
          </table:table-cell>
          <table:table-cell/>
          <table:table-cell office:value-type="string">
            <text:p><text:a xlink:href="http://agents.ebrokercenter.com/#"> </text:a></text:p>
          </table:table-cell>
          <table:table-cell/>
          <table:table-cell office:value-type="string">
            <text:p><text:a xlink:href="http://agents.ebrokercenter.com/#">Tyree Mcqueen - Af (Inactive)</text:a></text:p>
          </table:table-cell>
          <table:table-cell/>
          <table:table-cell office:value-type="string">
            <text:p><text:a xlink:href="http://agents.ebrokercenter.com/#"> </text:a></text:p>
          </table:table-cell>
          <table:table-cell office:value-type="float" office:value="131">
            <text:p>131</text:p>
          </table:table-cell>
          <table:table-cell table:style-name="Default"/>
        </table:table-row>
        <table:table-row table:style-name="ro1">
          <table:table-cell office:value-type="string">
            <text:p><text:a xlink:href="http://agents.ebrokercenter.com/#lead/edit/20160107091221-XYCMW6mC-3Fogvlwr">Robert Blanknship</text:a></text:p>
          </table:table-cell>
          <table:table-cell office:value-type="date" office:date-value="2016-01-07">
            <text:p>01/07/16</text:p>
          </table:table-cell>
          <table:table-cell office:value-type="date" office:date-value="2016-02-01">
            <text:p>02/01/16</text:p>
          </table:table-cell>
          <table:table-cell office:value-type="date" office:date-value="2016-02-01" table:number-columns-spanned="2" table:number-rows-spanned="1">
            <text:p>02/0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Yolanda Chaney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0112716-8uWtmHJi-CWwYgAeS">Quiana Bridges</text:a></text:p>
          </table:table-cell>
          <table:table-cell table:number-columns-repeated="2" office:value-type="date" office:date-value="2016-01-20">
            <text:p>01/20/16</text:p>
          </table:table-cell>
          <table:table-cell office:value-type="date" office:date-value="2016-02-01" table:number-columns-spanned="2" table:number-rows-spanned="1">
            <text:p>02/0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Jeff Roeper</text:a>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2151250-dcQJh4Jd-BnZuobHq">Nancy Beasley</text:a></text:p>
          </table:table-cell>
          <table:table-cell table:number-columns-repeated="2" office:value-type="date" office:date-value="2016-01-22">
            <text:p>01/22/16</text:p>
          </table:table-cell>
          <table:table-cell office:value-type="date" office:date-value="2016-01-22" table:number-columns-spanned="2" table:number-rows-spanned="1">
            <text:p>01/22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Roxanne Pearson </text:a></text:p>
          </table:table-cell>
          <table:covered-table-cell/>
          <table:table-cell office:value-type="string">
            <text:p><text:a xlink:href="http://agents.ebrokercenter.com/#">Ruth Socoy</text:a></text:p>
          </table:table-cell>
          <table:table-cell office:value-type="float" office:value="186">
            <text:p>18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2152643-SEAlEgiQ-A08sFM1w">Cody Carson</text:a></text:p>
          </table:table-cell>
          <table:table-cell office:value-type="date" office:date-value="2016-01-22">
            <text:p>01/22/16</text:p>
          </table:table-cell>
          <table:table-cell office:value-type="date" office:date-value="2016-01-25">
            <text:p>01/25/16</text:p>
          </table:table-cell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style-name="ce3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Yvette Rishel </text:a></text:p>
          </table:table-cell>
          <table:covered-table-cell/>
          <table:table-cell office:value-type="string">
            <text:p><text:a xlink:href="http://agents.ebrokercenter.com/#">David Day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1162834-AaN8V4Gp-i4MIFC8Q">Mark Kaminski</text:a></text:p>
          </table:table-cell>
          <table:table-cell office:value-type="date" office:date-value="2016-01-21">
            <text:p>01/21/16</text:p>
          </table:table-cell>
          <table:table-cell office:value-type="date" office:date-value="2016-01-22">
            <text:p>01/22/16</text:p>
          </table:table-cell>
          <table:table-cell office:value-type="date" office:date-value="2016-01-22" table:number-columns-spanned="2" table:number-rows-spanned="1">
            <text:p>01/22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Norma Williams </text:a></text:p>
          </table:table-cell>
          <table:covered-table-cell/>
          <table:table-cell office:value-type="string">
            <text:p><text:a xlink:href="http://agents.ebrokercenter.com/#">Monique Dudley</text:a>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1115458-OsAi67xd-Oyp2i4eO">Darnell Skinner</text:a></text:p>
          </table:table-cell>
          <table:table-cell table:number-columns-repeated="2" office:value-type="date" office:date-value="2016-01-21">
            <text:p>01/21/16</text:p>
          </table:table-cell>
          <table:table-cell office:value-type="date" office:date-value="2016-01-21" table:number-columns-spanned="2" table:number-rows-spanned="1">
            <text:p>01/21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office:value-type="string" table:number-columns-spanned="2" table:number-rows-spanned="1">
            <text:p>tb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Other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Elizabeth Ruiz </text:a></text:p>
          </table:table-cell>
          <table:covered-table-cell/>
          <table:table-cell office:value-type="string">
            <text:p><text:a xlink:href="http://agents.ebrokercenter.com/#">Shirlee Fequiere</text:a>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1101620-k2xM0QG0-d2RufeGF">James Culpeper</text:a></text:p>
          </table:table-cell>
          <table:table-cell table:number-columns-repeated="2" office:value-type="date" office:date-value="2016-01-21">
            <text:p>01/21/16</text:p>
          </table:table-cell>
          <table:table-cell office:value-type="date" office:date-value="2016-02-03" table:number-columns-spanned="2" table:number-rows-spanned="1">
            <text:p>02/03/16</text:p>
          </table:table-cell>
          <table:covered-table-cell/>
          <table:table-cell office:value-type="string" table:number-columns-spanned="2" table:number-rows-spanned="1">
            <text:p><text:a xlink:href="http://agents.ebrokercenter.com/#">Sold</text:a></text:p>
          </table:table-cell>
          <table:covered-table-cell/>
          <table:table-cell table:number-columns-spanned="2" table:number-rows-spanned="1"/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hort Term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Leland Miller </text:a></text:p>
          </table:table-cell>
          <table:covered-table-cell/>
          <table:table-cell office:value-type="string">
            <text:p><text:a xlink:href="http://agents.ebrokercenter.com/#">Mishawn Smith</text:a>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27104721-Cla5OMZb-MuZlJlN2">Carlos Smart</text:a></text:p>
          </table:table-cell>
          <table:table-cell table:number-columns-repeated="2" office:value-type="date" office:date-value="2016-01-27">
            <text:p>01/27/16</text:p>
          </table:table-cell>
          <table:table-cell office:value-type="date" office:date-value="2016-02-28" table:number-columns-spanned="2" table:number-rows-spanned="1">
            <text:p>02/28/16</text:p>
          </table:table-cell>
          <table:covered-table-cell/>
          <table:table-cell office:value-type="string" table:number-columns-spanned="2" table:number-rows-spanned="1">
            <text:p><text:a xlink:href="http://agents.ebrokercenter.com/#">Cancelled</text:a></text:p>
          </table:table-cell>
          <table:covered-table-cell/>
          <table:table-cell office:value-type="string" table:number-columns-spanned="2" table:number-rows-spanned="1">
            <text:p>TBD - Cancelled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Major Medical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Tierra Gant </text:a></text:p>
          </table:table-cell>
          <table:covered-table-cell/>
          <table:table-cell office:value-type="string">
            <text:p><text:a xlink:href="http://agents.ebrokercenter.com/#">Jeff Roeper</text:a></text:p>
          </table:table-cell>
          <table:table-cell office:value-type="float" office:value="62">
            <text:p>6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209094403-40AQjTaG-F0ZLZKwV">Morris Camp</text:a></text:p>
          </table:table-cell>
          <table:table-cell office:value-type="date" office:date-value="2016-02-09">
            <text:p>02/09/16</text:p>
          </table:table-cell>
          <table:table-cell office:value-type="date" office:date-value="2016-03-01">
            <text:p>03/01/16</text:p>
          </table:table-cell>
          <table:table-cell office:value-type="date" office:date-value="2016-03-01" table:number-columns-spanned="2" table:number-rows-spanned="1">
            <text:p>03/01/16</text:p>
          </table:table-cell>
          <table:covered-table-cell/>
          <table:table-cell office:value-type="string" table:number-columns-spanned="2" table:number-rows-spanned="1">
            <text:p><text:a xlink:href="http://agents.ebrokercenter.com/#">Hold</text:a></text:p>
          </table:table-cell>
          <table:covered-table-cell/>
          <table:table-cell office:value-type="string" table:number-columns-spanned="2" table:number-rows-spanned="1">
            <text:p>tbd_3/1</text:p>
          </table:table-cell>
          <table:covered-table-cell/>
          <table:table-cell office:value-type="string" table:number-columns-spanned="2" table:number-rows-spanned="1">
            <text:p><text:a xlink:href="http://agents.ebrokercenter.com/#">SLAICO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Fixed Benefit</text:a></text:p>
          </table:table-cell>
          <table:covered-table-cell/>
          <table:table-cell office:value-type="string" table:number-columns-spanned="2" table:number-rows-spanned="1">
            <text:p><text:a xlink:href="http://agents.ebrokercenter.com/#">Scott Nwarueze </text:a></text:p>
          </table:table-cell>
          <table:covered-table-cell/>
          <table:table-cell office:value-type="string">
            <text:p><text:a xlink:href="http://agents.ebrokercenter.com/#">Matthew Bosah</text:a></text:p>
          </table:table-cell>
          <table:table-cell office:value-type="float" office:value="89">
            <text:p>89</text:p>
          </table:table-cell>
          <table:table-cell office:value-type="string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3/11/2016</text:date>, <text:time>11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0:32:13.73</meta:creation-date>
    <dc:date>2016-03-11T11:16:49.99</dc:date>
    <meta:editing-duration>PT5M26S</meta:editing-duration>
    <meta:editing-cycles>1</meta:editing-cycles>
    <meta:document-statistic meta:table-count="3" meta:cell-count="1664" meta:object-count="0"/>
    <meta:generator>OpenOffice/4.1.1$Win32 OpenOffice.org_project/411m6$Build-9775</meta:generator>
  </office:meta>
</office:document-meta>
</file>